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Cache.BundleCache( Logger logger , Map config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Cache.getArchiveIndex( BundleArchive b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Cache.getSecur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ache.remove( BundleArchive b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undleCache.create( long id , String location , InputStream i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undleCache.copyStreamToFile( InputStream is , File output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undleCache.getSystemBundleDataFile( String 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undleCache.getArchive( lo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Cache.getArch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ache.deleteDirectoryTree( File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ndleCache.initializ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2">
            <text:p text:style-name="Table_20_Contents">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